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VKHCOH+Helvetica" fo:font-size="12pt" fo:font-weight="normal" style:font-name-asian="VKHCOH+Helvetica" style:font-size-asian="12pt" style:font-weight-asian="normal" style:font-name-complex="VKHCOH+Helvetica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3">
      <style:text-properties fo:font-weight="normal" style:font-weight-asian="normal" style:font-weight-complex="normal"/>
    </style:style>
    <style:style style:name="P21" style:family="paragraph" style:parent-style-name="Text_20_body" style:list-style-name="L4">
      <style:text-properties fo:font-weight="normal" style:font-weight-asian="normal" style:font-weight-complex="normal"/>
    </style:style>
    <style:style style:name="P22" style:family="paragraph" style:parent-style-name="Text_20_body" style:list-style-name="L5">
      <style:text-properties fo:font-weight="normal" style:font-weight-asian="normal" style:font-weight-complex="normal"/>
    </style:style>
    <style:style style:name="P23" style:family="paragraph" style:parent-style-name="Text_20_body" style:list-style-name="L6">
      <style:text-properties fo:font-weight="normal" style:font-weight-asian="normal" style:font-weight-complex="normal"/>
    </style:style>
    <style:style style:name="P24" style:family="paragraph" style:parent-style-name="Text_20_body" style:list-style-name="L7">
      <style:text-properties fo:font-weight="normal" style:font-weight-asian="normal" style:font-weight-complex="normal"/>
    </style:style>
    <style:style style:name="P25" style:family="paragraph" style:parent-style-name="Text_20_body" style:list-style-name="L8">
      <style:text-properties fo:font-weight="normal" style:font-weight-asian="normal" style:font-weight-complex="normal"/>
    </style:style>
    <style:style style:name="P26" style:family="paragraph" style:parent-style-name="Text_20_body" style:list-style-name="L9">
      <style:text-properties fo:font-weight="normal" style:font-weight-asian="normal" style:font-weight-complex="normal"/>
    </style:style>
    <style:style style:name="P27" style:family="paragraph" style:parent-style-name="Text_20_body" style:list-style-name="L10">
      <style:text-properties fo:font-weight="normal" style:font-weight-asian="normal" style:font-weight-complex="normal"/>
    </style:style>
    <style:style style:name="P28" style:family="paragraph" style:parent-style-name="Text_20_body" style:list-style-name="L11">
      <style:text-properties fo:font-weight="normal" style:font-weight-asian="normal" style:font-weight-complex="normal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center" style:justify-single-word="false"/>
      <style:text-properties fo:background-color="#ffffff"/>
    </style:style>
    <style:style style:name="P31" style:family="paragraph" style:parent-style-name="Footer">
      <style:paragraph-properties fo:text-align="end" style:justify-single-word="false"/>
      <style:text-properties fo:background-color="#c0c0c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P1"/>
      <text:p text:style-name="P1"/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9">Cronograma<text:tab/>2</text:p>
          <text:p text:style-name="P29">División<text:tab/>4</text:p>
          <text:p text:style-name="P29">División De Tareas<text:tab/>4</text:p>
          <text:p text:style-name="P29">Reporte De Avance<text:tab/>5</text:p>
          <text:p text:style-name="P29">Conclusión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/>
      <text:p text:style-name="P3"/>
      <text:p text:style-name="P30"><text:toc-mark-start text:id="IMark140724093753224" text:outline-level="1"/><text:alphabetical-index-mark-start text:id="IMark140724093756344"/>Cronograma<text:alphabetical-index-mark-end text:id="IMark140724093756344"/><text:toc-mark-end text:id="IMark140724093753224"/></text:p>
      <text:p text:style-name="P7"/>
      <text:p text:style-name="P7"/>
      <text:p text:style-name="P7"><text:tab/></text:p>
      <text:p text:style-name="P7"/>
      <text:p text:style-name="P8">10 Noviembre:</text:p>
      <text:p text:style-name="P4"/>
      <text:list xml:id="list1064615772" text:style-name="L1">
        <text:list-item>
          <text:p text:style-name="P18">Pantallas</text:p>
        </text:list-item>
        <text:list-item>
          <text:p text:style-name="P18">Diagrama de clases</text:p>
        </text:list-item>
        <text:list-item>
          <text:p text:style-name="P18">División de tareas</text:p>
        </text:list-item>
        <text:list-item>
          <text:p text:style-name="P18">Socket y Thread</text:p>
        </text:list-item>
      </text:list>
      <text:p text:style-name="P7"/>
      <text:p text:style-name="P8">17 Noviembre:</text:p>
      <text:p text:style-name="P4"/>
      <text:list xml:id="list2113415121" text:continue-numbering="true" text:style-name="L1">
        <text:list-item>
          <text:p text:style-name="P18">Circuito</text:p>
        </text:list-item>
        <text:list-item>
          <text:p text:style-name="P18">Ventanas</text:p>
        </text:list-item>
        <text:list-item>
          <text:p text:style-name="P18">Persistencia</text:p>
        </text:list-item>
      </text:list>
      <text:p text:style-name="P4"/>
      <text:p text:style-name="P4"/>
      <text:p text:style-name="P8">24 Noviembre:</text:p>
      <text:p text:style-name="P8"/>
      <text:list xml:id="list1934426337" text:style-name="L2">
        <text:list-item>
          <text:p text:style-name="P19">Simulación</text:p>
        </text:list-item>
        <text:list-item>
          <text:p text:style-name="P19">SOAP</text:p>
        </text:list-item>
        <text:list-item>
          <text:p text:style-name="P19">Vista (Compuertas, Drag and Drop, rotar)</text:p>
        </text:list-item>
        <text:list-item>
          <text:p text:style-name="P19">Tabla Lógic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/>
      <text:p text:style-name="P8"/>
      <text:p text:style-name="P8">1 Diciembre:</text:p>
      <text:p text:style-name="P4"/>
      <text:list xml:id="list439604352" text:style-name="L3">
        <text:list-item>
          <text:p text:style-name="P20">Servidor</text:p>
        </text:list-item>
        <text:list-item>
          <text:p text:style-name="P20">Integración</text:p>
        </text:list-item>
        <text:list-item>
          <text:p text:style-name="P20">Imprimir</text:p>
        </text:list-item>
        <text:list-item>
          <text:p text:style-name="P20">Preentrega</text:p>
        </text:list-item>
      </text:list>
      <text:p text:style-name="P4"/>
      <text:p text:style-name="P8">8 Diciembre:</text:p>
      <text:p text:style-name="P4"/>
      <text:list xml:id="list1974628804" text:style-name="L4">
        <text:list-item>
          <text:p text:style-name="P21">Pruebas</text:p>
        </text:list-item>
        <text:list-item>
          <text:p text:style-name="P21">Bugs</text:p>
        </text:list-item>
        <text:list-item>
          <text:p text:style-name="P21">Documentación</text:p>
        </text:list-item>
      </text:list>
      <text:p text:style-name="P8"/>
      <text:p text:style-name="P10"/>
      <text:p text:style-name="P8">15 Diciembre:</text:p>
      <text:p text:style-name="P2"/>
      <text:list xml:id="list1811949498" text:style-name="L5">
        <text:list-item>
          <text:p text:style-name="P22">Instalador</text:p>
        </text:list-item>
        <text:list-item>
          <text:p text:style-name="P22">Documentación</text:p>
        </text:list-item>
        <text:list-item>
          <text:p text:style-name="P22">Bugs</text:p>
        </text:list-item>
        <text:list-item>
          <text:p text:style-name="P22">Entrega Final</text:p>
        </text:list-item>
      </text:list>
      <text:p text:style-name="P4"/>
      <text:p text:style-name="P4"/>
      <text:p text:style-name="P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/>
      <text:p text:style-name="P5"/>
      <text:p text:style-name="P30"><text:alphabetical-index-mark-start text:id="IMark140724086695496"/><text:alphabetical-index-mark-start text:id="IMark140724093763528"/><text:toc-mark-start text:id="IMark140724086697464" text:outline-level="1"/><text:toc-mark-start text:id="IMark140724086698376" text:outline-level="1"/>División<text:toc-mark-end text:id="IMark140724086698376"/> De Tareas<text:toc-mark-end text:id="IMark140724086697464"/><text:alphabetical-index-mark-end text:id="IMark140724093763528"/><text:alphabetical-index-mark-end text:id="IMark140724086695496"/></text:p>
      <text:p text:style-name="P9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>Juan Monetti</text:p>
          </table:table-cell>
          <table:table-cell table:style-name="Tabla1.A1" office:value-type="string">
            <text:p text:style-name="P13">Giovanni Opromolla</text:p>
          </table:table-cell>
          <table:table-cell table:style-name="Tabla1.D1" office:value-type="string">
            <text:p text:style-name="P13">Diego Saez</text:p>
          </table:table-cell>
        </table:table-row>
        <table:table-row>
          <table:table-cell table:style-name="Tabla1.A2" office:value-type="string">
            <text:p text:style-name="P13">Circui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Vista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Persistencia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Controlador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AP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imulación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Modelo Client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Servidor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cket/Thread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Integr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Document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Pruebas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30"><text:alphabetical-index-mark-start text:id="IMark140724093751544"/><text:toc-mark-start text:id="IMark140724093763576" text:outline-level="1"/>Reporte De Avance<text:toc-mark-end text:id="IMark140724093763576"/><text:alphabetical-index-mark-end text:id="IMark140724093751544"/></text:p>
      <text:p text:style-name="P16"/>
      <text:p text:style-name="Text_20_body"><text:tab/></text:p>
      <text:p text:style-name="P7"/>
      <text:p text:style-name="P8">10 Noviembre:</text:p>
      <text:p text:style-name="P4"/>
      <text:p text:style-name="P8">17 Noviembre:</text:p>
      <text:p text:style-name="P4"/>
      <text:list xml:id="list1123647567" text:continue-list="list2113415121" text:style-name="L1">
        <text:list-item>
          <text:p text:style-name="P18">Socket y Thread</text:p>
        </text:list-item>
        <text:list-item>
          <text:p text:style-name="P18">Diagrama de clases</text:p>
        </text:list-item>
        <text:list-item>
          <text:p text:style-name="P18">Ventana</text:p>
        </text:list-item>
      </text:list>
      <text:p text:style-name="P4"/>
      <text:p text:style-name="P4"/>
      <text:p text:style-name="P8">24 Noviembre:</text:p>
      <text:p text:style-name="P8"/>
      <text:list xml:id="list802469942" text:style-name="L6">
        <text:list-item>
          <text:p text:style-name="P23">Vista - Compuertas</text:p>
        </text:list-item>
      </text:list>
      <text:list xml:id="list1772771043" text:style-name="L7">
        <text:list-item>
          <text:p text:style-name="P24">Vista - Drag and Drop</text:p>
        </text:list-item>
        <text:list-item>
          <text:p text:style-name="P24">Simulación</text:p>
        </text:list-item>
        <text:list-item>
          <text:p text:style-name="P24">Persistencia - Guardar</text:p>
        </text:list-item>
      </text:list>
      <text:p text:style-name="P4"/>
      <text:p text:style-name="P8">1 Diciembre:</text:p>
      <text:p text:style-name="P4"/>
      <text:list xml:id="list762624625" text:style-name="L8">
        <text:list-item>
          <text:p text:style-name="P25">Persistencia - Recuperar</text:p>
        </text:list-item>
        <text:list-item>
          <text:p text:style-name="P25">Tabla Lógica</text:p>
        </text:list-item>
        <text:list-item>
          <text:p text:style-name="P25">SOAP</text:p>
        </text:list-item>
        <text:list-item>
          <text:p text:style-name="P25">Integración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8 Diciembre:</text:p>
      <text:p text:style-name="P4"/>
      <text:list xml:id="list1950435553" text:style-name="L9">
        <text:list-item>
          <text:p text:style-name="P26">Bugs</text:p>
        </text:list-item>
        <text:list-item>
          <text:p text:style-name="P26">Servidor</text:p>
        </text:list-item>
        <text:list-item>
          <text:p text:style-name="P26">Pruebas</text:p>
        </text:list-item>
        <text:list-item>
          <text:p text:style-name="P26">Integración</text:p>
        </text:list-item>
      </text:list>
      <text:p text:style-name="P8"/>
      <text:p text:style-name="P10"/>
      <text:p text:style-name="P8">15 Diciembre:</text:p>
      <text:p text:style-name="P2"/>
      <text:list xml:id="list683256091" text:style-name="L10">
        <text:list-item>
          <text:p text:style-name="P27">Publicación</text:p>
        </text:list-item>
        <text:list-item>
          <text:p text:style-name="P27">Preview Caja Negra</text:p>
        </text:list-item>
      </text:list>
      <text:list xml:id="list1287528624" text:style-name="L11">
        <text:list-item>
          <text:p text:style-name="P28">Instalador</text:p>
        </text:list-item>
        <text:list-item>
          <text:p text:style-name="P28">Documentación</text:p>
        </text:list-item>
        <text:list-item>
          <text:p text:style-name="P28">Bugs</text:p>
        </text:list-item>
        <text:list-item>
          <text:p text:style-name="P28">Entrega Final</text:p>
        </text:list-item>
      </text:list>
      <text:p text:style-name="P4"/>
      <text:p text:style-name="P4"/>
      <text:p text:style-name="P6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0"><text:toc-mark-start text:id="IMark140724093751544" text:outline-level="1"/><text:alphabetical-index-mark-start text:id="IMark140724093763464"/>Conclusión<text:alphabetical-index-mark-end text:id="IMark140724093763464"/><text:toc-mark-end text:id="IMark140724093751544"/></text:p>
      <text:p text:style-name="P12"/>
      <text:p text:style-name="P5"><text:tab/>A modo de conclusión, podemos destacar la importancia que tubo el proyecto para poder poner en práctica los conocimientos adquiridos hasta el momento en el curso, como programación concurrente , conceptos de comunicación e interfaces gráficas.</text:p>
      <text:p text:style-name="P5"><text:tab/>Otro aspecto importante, fue la modalidad de trabajo para la construcción de la aplicación. En la cual nos encontramos con un cronograma recortado debido a la reorganización del grupo de trabajo. Pero gracias a un buen planteamiento de fechas cortas con objetivos concretos, y la buena comunicación y entendimiento que tubo el grupo, pudimos llegar a separar tareas individuales pero de fácil integración, que fue lo que nos permitió llegar a concluir el trabajo.</text:p>
      <text:p text:style-name="P5"><text:tab/>Por ultimo, a lo largo del proyecto, fuimos adaptando las ideas que en un principio habíamos planteado, por ejemplo en lo que tiene que ver a la parte gráfica, partimos de la base de la idea principal y la fuimos cambiando de acuerdo a los resultados que obteníamos por pantalla y las facilidades que la biblioteca nos otorgab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default-outline-level="1">
      <style:paragraph-properties fo:background-color="#ffffff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c0c0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text:page-number text:select-page="current">7</text:page-number></text:h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20:39:26</dc:date>
    <meta:editing-duration>PT08H38M39S</meta:editing-duration>
    <meta:editing-cycles>28</meta:editing-cycles>
    <meta:generator>OpenOffice.org/3.0$Unix OpenOffice.org_project/300m15$Build-9379</meta:generator>
    <meta:document-statistic meta:table-count="1" meta:image-count="0" meta:object-count="0" meta:page-count="7" meta:paragraph-count="108" meta:word-count="382" meta:character-count="2140"/>
    <meta:user-defined meta:name="Información 1"/>
    <meta:user-defined meta:name="Información 2"/>
    <meta:user-defined meta:name="Información 3"/>
    <meta:user-defined meta:name="Información 4"/>
  </office:meta>
</office:document-meta>
</file>